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8328" officeooo:paragraph-rsid="00038328"/>
    </style:style>
    <style:style style:name="P2" style:family="paragraph" style:parent-style-name="Standard">
      <style:text-properties officeooo:rsid="0004625b" officeooo:paragraph-rsid="000462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LOVE YOU</text:p>
      <text:p text:style-name="P2">i love 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29T23:04:43.257000000</dc:date>
    <meta:editing-duration>PT14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" meta:word-count="6" meta:character-count="18" meta:non-whitespace-character-count="14"/>
  </office:meta>
</office:document-meta>
</file>